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80000000600F86E8B3504D1328F.png" manifest:media-type="image/png"/>
  <manifest:file-entry manifest:full-path="Pictures/10000000000008000000060083DE509BABF9C5BE.png" manifest:media-type="image/png"/>
  <manifest:file-entry manifest:full-path="Pictures/100000000000080000000600936B7035A8094BED.png" manifest:media-type="image/png"/>
  <manifest:file-entry manifest:full-path="Pictures/1000000000000800000006005067572E1A7E8124.png" manifest:media-type="image/png"/>
  <manifest:file-entry manifest:full-path="Pictures/10000201000007800000050058992FF2F941A51A.png" manifest:media-type="image/png"/>
  <manifest:file-entry manifest:full-path="Pictures/1000000000000800000006007EDA85E4F14F672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8cm, 4.648cm, 0.153cm, 4.646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509cm" svg:height="7.883cm" svg:x="14.008cm" svg:y="0cm">
          <draw:image xlink:href="Pictures/100000000000080000000600936B7035A8094BED.png" xlink:type="simple" xlink:show="embed" xlink:actuate="onLoad" loext:mime-type="image/png">
            <text:p/>
          </draw:image>
        </draw:frame>
        <draw:frame draw:style-name="gr1" draw:text-style-name="P1" draw:layer="layout" svg:width="10.535cm" svg:height="7.901cm" svg:x="13.973cm" svg:y="7.859cm">
          <draw:image xlink:href="Pictures/100000000000080000000600F86E8B3504D1328F.png" xlink:type="simple" xlink:show="embed" xlink:actuate="onLoad" loext:mime-type="image/png">
            <text:p/>
          </draw:image>
        </draw:frame>
        <draw:frame draw:style-name="gr1" draw:text-style-name="P1" draw:layer="layout" svg:width="10.506cm" svg:height="7.879cm" svg:x="3.493cm" svg:y="7.874cm">
          <draw:image xlink:href="Pictures/1000000000000800000006005067572E1A7E8124.png" xlink:type="simple" xlink:show="embed" xlink:actuate="onLoad" loext:mime-type="image/png">
            <text:p/>
          </draw:image>
        </draw:frame>
        <draw:frame draw:style-name="gr1" draw:text-style-name="P1" draw:layer="layout" svg:width="10.518cm" svg:height="7.888cm" svg:x="3.494cm" svg:y="-0.005cm">
          <draw:image xlink:href="Pictures/1000000000000800000006007EDA85E4F14F6728.png" xlink:type="simple" xlink:show="embed" xlink:actuate="onLoad" loext:mime-type="image/png">
            <text:p/>
          </draw:image>
        </draw:frame>
        <draw:frame draw:style-name="gr2" draw:text-style-name="P2" draw:layer="layout" svg:width="0.503cm" svg:height="1.187cm" svg:x="12.048cm" svg:y="8.132cm">
          <draw:text-box>
            <text:p/>
          </draw:text-box>
        </draw:frame>
        <draw:frame draw:style-name="gr3" draw:text-style-name="P1" draw:layer="layout" svg:width="3.6cm" svg:height="4.546cm" draw:transform="rotate (-1.5707963267949) translate (16.266cm 6.075cm)">
          <draw:image xlink:href="Pictures/10000201000007800000050058992FF2F941A51A.png" xlink:type="simple" xlink:show="embed" xlink:actuate="onLoad" loext:mime-type="image/png">
            <text:p/>
          </draw:image>
        </draw:frame>
        <draw:frame draw:style-name="gr1" draw:text-style-name="P1" draw:layer="layout" svg:width="4.2cm" svg:height="3.151cm" svg:x="11.9cm" svg:y="6.3cm">
          <draw:image xlink:href="Pictures/10000000000008000000060083DE509BABF9C5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48cm" svg:height="7.047cm" svg:x="1.173cm" svg:y="2.397cm"/>
      <draw:page-thumbnail draw:layer="backgroundobjects" svg:width="8.948cm" svg:height="7.047cm" svg:x="1.173cm" svg:y="10.445cm"/>
      <draw:page-thumbnail draw:layer="backgroundobjects" svg:width="8.948cm" svg:height="7.047cm" svg:x="1.173cm" svg:y="18.493cm"/>
      <draw:page-thumbnail draw:layer="backgroundobjects" svg:width="8.948cm" svg:height="7.047cm" svg:x="11.468cm" svg:y="2.397cm"/>
      <draw:page-thumbnail draw:layer="backgroundobjects" svg:width="8.948cm" svg:height="7.047cm" svg:x="11.468cm" svg:y="10.445cm"/>
      <draw:page-thumbnail draw:layer="backgroundobjects" svg:width="8.948cm" svg:height="7.047cm" svg:x="11.468cm" svg:y="18.4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Raymond Li</meta:initial-creator>
    <meta:creation-date>2020-04-29T16:28:45.442271621</meta:creation-date>
    <dc:date>2020-04-29T17:13:29.146382516</dc:date>
    <dc:creator>Raymond Li</dc:creator>
    <meta:editing-duration>PT4M19S</meta:editing-duration>
    <meta:editing-cycles>2</meta:editing-cycles>
    <meta:generator>LibreOffice/6.4.3.2$Linux_X86_64 LibreOffice_project/40$Build-2</meta:generator>
    <meta:document-statistic meta:object-count="30"/>
  </office:meta>
</office:document-meta>
</file>